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line-through-style="none" style:text-underline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10_6a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11, FF 10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Sabato Morais<text:tab/>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</text:p>
      <text:p text:style-name="P4">Month<text:tab/><text:tab/><text:tab/><text:tab/><text:tab/><text:tab/>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Funeral sermons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</text:p>
      <text:p text:style-name="P4">(Synagogue) Sermon<text:tab/><text:tab/><text:tab/><text:tab/>Y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4</text:p>
      <text:p text:style-name="P4">Number of Sheets<text:tab/><text:tab/><text:tab/><text:tab/>1</text:p>
      <text:p text:style-name="P4">Fragment<text:tab/><text:tab/><text:tab/><text:tab/><text:tab/></text:p>
      <text:p text:style-name="P4">Pagination <text:tab/><text:tab/><text:tab/><text:tab/><text:tab/>N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Isaac E. Hackenburg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Brethren! <text:s/>Let those who desire to be shown a <text:span text:style-name="T2">striking</text:span><text:span text:style-name="T3"> illustra-/-tion of </text:span><text:span text:style-name="T4">life</text:span><text:span text:style-name="T5"> the uncertainty of life, gaze upon this coffin./ <text:s/>The mortal remains encased therein, are not those of a man,/ bent down with years; nor those of one whose bodily infirmi-/-ties betoken an early dissolution. <text:s/>When the Angels/ of death summoned Isaac E. Hackenburg to the tribunal/ of the Great Judge, he was in the most vigorous stage of/ human existence. <text:s/>Free from distempers premonitory of/ an approaching end, he anticipated, no doubt, a long enjoyment/ of earthly delights. <text:s/>He naturally conceived that he would/ still be suffered to strive after the preferments and/ honors which the world bestows............/ O Ye, thoughtless youths! that rely upon your own strength,/ for the compassing of your schemes! O ye all, that are/ whirled away in the mad dance of life, pause/ </text:span><text:span text:style-name="T4">and</text:span><text:span text:style-name="T5"> an instant and reflect./</text:span></text:p>
      <text:p text:style-name="P2"><text:span text:style-name="T5"/></text:p>
      <text:p text:style-name="P2"><text:span text:style-name="T5">[Page 2]</text:span></text:p>
      <text:p text:style-name="P2"><text:span text:style-name="T5">Why such haste to gather chaff, which a puff of wind/ drives away? <text:s/>Why will you bow at the shrine of idols of/ gold and silver, and forget Him, whom you owe infinite/ thanks for every breath you draw? <text:s/>Had He in His bound-/-less goodness destined you even to </text:span><text:span text:style-name="T6">outlive</text:span><text:span text:style-name="T5"> the period allotted/ to man, you would still look back upon the years that/ sunk into eternity, as on a passing shadow. <text:s/>But, what,/ if your terrestrial pilgrimage were suddenly to terminate, ere/ one half of it was accomplished? <text:s/>What, if like our lament-/-ed brother, you were to be cut off unawares? <text:s/>Think, my/ friends, and take the admonition of the ancient moralist to/ heart "Remember your Creator in the days of your youth, before/ the evil time arriveth"......"When man goeth to his long/ home, and the mourners walk around in the streets" Or,/ rather, as the Teachers of Israel recommend, with equal solicitude,/ "Repent </text:span><text:span text:style-name="T6">one day</text:span><text:span text:style-name="T5"> before </text:span><text:soft-page-break/><text:span text:style-name="T5">your death. <text:s/>Human/</text:span></text:p>
      <text:p text:style-name="P2"><text:span text:style-name="T5"/></text:p>
      <text:p text:style-name="P2"><text:span text:style-name="T5">[Page 3]</text:span></text:p>
      <text:p text:style-name="P2"><text:span text:style-name="T5">wisdom and foresight cannot descry the approaching/ of that sword which severs the mortal from the immortal; be/ therefore prepared </text:span><text:span text:style-name="T6">always</text:span><text:span text:style-name="T5"> to meet the issue, through a life/ consonant with the rules of morality and religion./ <text:s/>In many respects the deportment of our deceased brother, during/ his short career, may well serve to you as a patter worthy/ of imitation. <text:s/>His filial reverence; the lively interest he/ evinced in the welfare of his needy fellow believers;/ his desire for mental and spiritual improvement; his/ love for Judaism, in the abstract; and the estimation in/ which he held those he sincerely deemed the best exponents/ thereof, were his prominent and commendable characteristics./ <text:s/>That his mind misjudged, and that he failed to carry/ out the last injunction of his righteous parent, was more/ the effect of circumstances than a wilful perversion of/ the heart. <text:s/>A long absence from a home, where piety reigned;/ </text:span></text:p>
      <text:p text:style-name="P2"><text:span text:style-name="T5"/></text:p>
      <text:p text:style-name="P2"><text:span text:style-name="T5">[Page 4]</text:span></text:p>
      <text:p text:style-name="P2"><text:span text:style-name="T5">and too close a contact with individuals, who would arrogantly/ cause their new-fangled notions to supersede the word of God,/ estranged him somewhat from the time-honored practices of Israel. <text:s/>His mind/ became unfortunately tinctured with doctrines, now seized upon with avidity/ by the unwary among our coreligionists. <text:s/>But had a longer existence been/ vouchsafed to him, I have reasons to believe, that he would have fully/ discovered his error, and shaped his conduct after the model exhibited/ by the Sages of our people. <text:s/>Oh! may He whose inscrutable decree/ called him hence, forgive the trespasses of the son for the sake of the merits/ acquired by his sainted father. <text:s/>May He whose highest attribute is/ mercy, regard only the virtues that adorned our lamented brother./ <text:s/>May the fervent prayers of those he left upon earth to bemoan his/ untimely loss, propitiate for him the favor of the Almighty, and/ gain for his soul a seat among the blessed, and a durable glory./ <text:s/>"May he go in peace; may he rest on his lasting couch, as he that hath/ walked uprightly before God." <text:s/>[Hebrew]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8T14:52:03.95</meta:creation-date>
    <meta:document-statistic meta:table-count="0" meta:image-count="0" meta:object-count="0" meta:page-count="3" meta:paragraph-count="68" meta:word-count="810" meta:character-count="5153"/>
    <dc:date>2012-11-08T15:23:14.41</dc:date>
    <meta:editing-duration>PT50S</meta:editing-duration>
    <meta:editing-cycles>1</meta:editing-cycles>
    <meta:generator>OpenOffice.org/3.4.1$Win32 OpenOffice.org_project/341m1$Build-9593</meta:generator>
  </office:meta>
</office:document-meta>
</file>